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Lucida Sans1" svg:font-family="'Lucida Sans'"/>
    <style:font-face style:name="OpenSymbol" svg:font-family="OpenSymbol"/>
    <style:font-face style:name="SimSun" svg:font-family="SimSun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432" style:family="table">
      <style:table-properties style:width="12.495cm" fo:margin-left="0cm" fo:margin-right="0.355cm" table:align="margins"/>
    </style:style>
    <style:style style:name="Tabla432.A" style:family="table-column">
      <style:table-column-properties style:column-width="1.974cm" style:rel-column-width="10352*"/>
    </style:style>
    <style:style style:name="Tabla432.B" style:family="table-column">
      <style:table-column-properties style:column-width="2.54cm" style:rel-column-width="13321*"/>
    </style:style>
    <style:style style:name="Tabla432.C" style:family="table-column">
      <style:table-column-properties style:column-width="3.923cm" style:rel-column-width="20574*"/>
    </style:style>
    <style:style style:name="Tabla432.D" style:family="table-column">
      <style:table-column-properties style:column-width="4.059cm" style:rel-column-width="21288*"/>
    </style:style>
    <style:style style:name="Tabla43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32.D1" style:family="table-cell">
      <style:table-cell-properties style:vertical-align="middle" fo:padding="0.097cm" fo:border="0.018cm solid #666666"/>
    </style:style>
    <style:style style:name="Tabla432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32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407" style:family="table">
      <style:table-properties style:width="12.495cm" fo:margin-left="0cm" fo:margin-right="0.355cm" table:align="margins"/>
    </style:style>
    <style:style style:name="Tabla407.A" style:family="table-column">
      <style:table-column-properties style:column-width="1.974cm" style:rel-column-width="10352*"/>
    </style:style>
    <style:style style:name="Tabla407.B" style:family="table-column">
      <style:table-column-properties style:column-width="2.54cm" style:rel-column-width="13321*"/>
    </style:style>
    <style:style style:name="Tabla407.C" style:family="table-column">
      <style:table-column-properties style:column-width="3.923cm" style:rel-column-width="20574*"/>
    </style:style>
    <style:style style:name="Tabla407.D" style:family="table-column">
      <style:table-column-properties style:column-width="4.059cm" style:rel-column-width="21288*"/>
    </style:style>
    <style:style style:name="Tabla40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07.D1" style:family="table-cell">
      <style:table-cell-properties style:vertical-align="middle" fo:padding="0.097cm" fo:border="0.018cm solid #666666"/>
    </style:style>
    <style:style style:name="Tabla419" style:family="table">
      <style:table-properties style:width="12.49cm" fo:margin-left="0cm" fo:margin-right="0.36cm" table:align="margins"/>
    </style:style>
    <style:style style:name="Tabla419.A" style:family="table-column">
      <style:table-column-properties style:column-width="1.97cm" style:rel-column-width="10337*"/>
    </style:style>
    <style:style style:name="Tabla419.B" style:family="table-column">
      <style:table-column-properties style:column-width="2.494cm" style:rel-column-width="13086*"/>
    </style:style>
    <style:style style:name="Tabla419.C" style:family="table-column">
      <style:table-column-properties style:column-width="3.969cm" style:rel-column-width="20823*"/>
    </style:style>
    <style:style style:name="Tabla419.D" style:family="table-column">
      <style:table-column-properties style:column-width="4.057cm" style:rel-column-width="21289*"/>
    </style:style>
    <style:style style:name="Tabla41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19.D1" style:family="table-cell">
      <style:table-cell-properties style:vertical-align="middle" fo:padding="0.097cm" fo:border="0.018cm solid #666666"/>
    </style:style>
    <style:style style:name="Tabla419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19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79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79.D1" style:family="table-cell">
      <style:table-cell-properties fo:padding="0.097cm" fo:border="0.018cm solid #666666"/>
    </style:style>
    <style:style style:name="Tabla79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79.C2" style:family="table-cell">
      <style:table-cell-properties fo:padding="0.097cm" fo:border-left="0.018cm solid #666666" fo:border-right="none" fo:border-top="none" fo:border-bottom="0.018cm solid #666666"/>
    </style:style>
    <style:style style:name="Tabla79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" style:family="table">
      <style:table-properties style:width="12.518cm" fo:margin-left="0cm" fo:margin-right="0.332cm" table:align="margins"/>
    </style:style>
    <style:style style:name="Tabla3.A" style:family="table-column">
      <style:table-column-properties style:column-width="1.972cm" style:rel-column-width="10323*"/>
    </style:style>
    <style:style style:name="Tabla3.B" style:family="table-column">
      <style:table-column-properties style:column-width="2.494cm" style:rel-column-width="13057*"/>
    </style:style>
    <style:style style:name="Tabla3.C" style:family="table-column">
      <style:table-column-properties style:column-width="3.969cm" style:rel-column-width="20776*"/>
    </style:style>
    <style:style style:name="Tabla3.D" style:family="table-column">
      <style:table-column-properties style:column-width="4.083cm" style:rel-column-width="21379*"/>
    </style:style>
    <style:style style:name="Tabla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3.D1" style:family="table-cell">
      <style:table-cell-properties fo:padding="0.097cm" fo:border="0.018cm solid #666666"/>
    </style:style>
    <style:style style:name="Tabla3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64.D1" style:family="table-cell">
      <style:table-cell-properties style:vertical-align="middle" fo:padding="0.097cm" fo:border="0.018cm solid #666666"/>
    </style:style>
    <style:style style:name="Tabla264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64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48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248.D1" style:family="table-cell">
      <style:table-cell-properties fo:padding="0.097cm" fo:border="0.018cm solid #666666"/>
    </style:style>
    <style:style style:name="Tabla248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48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69cm" style:rel-column-width="10305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7cm" style:rel-column-width="21397*"/>
    </style:style>
    <style:style style:name="Tabla24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49.D1" style:family="table-cell">
      <style:table-cell-properties style:vertical-align="middle" fo:padding="0.097cm" fo:border="0.018cm solid #666666"/>
    </style:style>
    <style:style style:name="Tabla249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49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45" style:family="table">
      <style:table-properties style:width="12.52cm" fo:margin-left="0.007cm" fo:margin-right="0.323cm" table:align="margins"/>
    </style:style>
    <style:style style:name="Tabla145.A" style:family="table-column">
      <style:table-column-properties style:column-width="1.977cm" style:rel-column-width="10350*"/>
    </style:style>
    <style:style style:name="Tabla145.B" style:family="table-column">
      <style:table-column-properties style:column-width="2.54cm" style:rel-column-width="13295*"/>
    </style:style>
    <style:style style:name="Tabla145.C" style:family="table-column">
      <style:table-column-properties style:column-width="3.935cm" style:rel-column-width="20598*"/>
    </style:style>
    <style:style style:name="Tabla145.D" style:family="table-column">
      <style:table-column-properties style:column-width="4.068cm" style:rel-column-width="21292*"/>
    </style:style>
    <style:style style:name="Tabla14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45.D1" style:family="table-cell">
      <style:table-cell-properties style:vertical-align="middle" fo:padding="0.097cm" fo:border="0.018cm solid #666666"/>
    </style:style>
    <style:style style:name="Tabla294" style:family="table">
      <style:table-properties style:width="12.49cm" fo:margin-left="0cm" fo:margin-right="0.36cm" table:align="margins"/>
    </style:style>
    <style:style style:name="Tabla294.A" style:family="table-column">
      <style:table-column-properties style:column-width="1.972cm" style:rel-column-width="10347*"/>
    </style:style>
    <style:style style:name="Tabla294.B" style:family="table-column">
      <style:table-column-properties style:column-width="2.54cm" style:rel-column-width="13327*"/>
    </style:style>
    <style:style style:name="Tabla294.C" style:family="table-column">
      <style:table-column-properties style:column-width="3.923cm" style:rel-column-width="20583*"/>
    </style:style>
    <style:style style:name="Tabla294.D" style:family="table-column">
      <style:table-column-properties style:column-width="4.055cm" style:rel-column-width="21278*"/>
    </style:style>
    <style:style style:name="Tabla29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94.D1" style:family="table-cell">
      <style:table-cell-properties style:vertical-align="middle" fo:padding="0.097cm" fo:border="0.018cm solid #666666"/>
    </style:style>
    <style:style style:name="Tabla294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94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98" style:family="table">
      <style:table-properties style:width="12.495cm" fo:margin-left="0cm" fo:margin-right="0.355cm" table:align="margins"/>
    </style:style>
    <style:style style:name="Tabla298.A" style:family="table-column">
      <style:table-column-properties style:column-width="1.972cm" style:rel-column-width="10342*"/>
    </style:style>
    <style:style style:name="Tabla298.B" style:family="table-column">
      <style:table-column-properties style:column-width="2.54cm" style:rel-column-width="13321*"/>
    </style:style>
    <style:style style:name="Tabla298.C" style:family="table-column">
      <style:table-column-properties style:column-width="3.923cm" style:rel-column-width="20574*"/>
    </style:style>
    <style:style style:name="Tabla298.D" style:family="table-column">
      <style:table-column-properties style:column-width="4.06cm" style:rel-column-width="21298*"/>
    </style:style>
    <style:style style:name="Tabla29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98.D1" style:family="table-cell">
      <style:table-cell-properties style:vertical-align="middle" fo:padding="0.097cm" fo:border="0.018cm solid #666666"/>
    </style:style>
    <style:style style:name="Tabla298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98.C2" style:family="table-cell">
      <style:table-cell-properties fo:padding="0.097cm" fo:border-left="0.018cm solid #666666" fo:border-right="none" fo:border-top="none" fo:border-bottom="0.018cm solid #666666"/>
    </style:style>
    <style:style style:name="Tabla298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50" style:family="table">
      <style:table-properties style:width="12.495cm" fo:margin-left="0cm" fo:margin-right="0.355cm" table:align="margins"/>
    </style:style>
    <style:style style:name="Tabla250.A" style:family="table-column">
      <style:table-column-properties style:column-width="1.974cm" style:rel-column-width="10352*"/>
    </style:style>
    <style:style style:name="Tabla250.B" style:family="table-column">
      <style:table-column-properties style:column-width="2.54cm" style:rel-column-width="13321*"/>
    </style:style>
    <style:style style:name="Tabla250.C" style:family="table-column">
      <style:table-column-properties style:column-width="3.923cm" style:rel-column-width="20574*"/>
    </style:style>
    <style:style style:name="Tabla250.D" style:family="table-column">
      <style:table-column-properties style:column-width="4.059cm" style:rel-column-width="21288*"/>
    </style:style>
    <style:style style:name="Tabla25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50.D1" style:family="table-cell">
      <style:table-cell-properties style:vertical-align="middle" fo:padding="0.097cm" fo:border="0.018cm solid #666666"/>
    </style:style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07.D1" style:family="table-cell">
      <style:table-cell-properties style:vertical-align="middle" fo:padding="0.097cm" fo:border="0.018cm solid #666666"/>
    </style:style>
    <style:style style:name="Tabla307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07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21.D1" style:family="table-cell">
      <style:table-cell-properties fo:padding="0.097cm" fo:border="0.018cm solid #666666"/>
    </style:style>
    <style:style style:name="Tabla321.C2" style:family="table-cell">
      <style:table-cell-properties fo:padding="0.097cm" fo:border-left="0.018cm solid #666666" fo:border-right="none" fo:border-top="none" fo:border-bottom="0.018cm solid #666666"/>
    </style:style>
    <style:style style:name="Tabla321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21.B3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" style:family="table">
      <style:table-properties style:width="12.518cm" fo:margin-left="0cm" fo:margin-right="0.332cm" table:align="margins"/>
    </style:style>
    <style:style style:name="Tabla1.A" style:family="table-column">
      <style:table-column-properties style:column-width="1.972cm" style:rel-column-width="10323*"/>
    </style:style>
    <style:style style:name="Tabla1.B" style:family="table-column">
      <style:table-column-properties style:column-width="2.494cm" style:rel-column-width="13057*"/>
    </style:style>
    <style:style style:name="Tabla1.C" style:family="table-column">
      <style:table-column-properties style:column-width="3.969cm" style:rel-column-width="20776*"/>
    </style:style>
    <style:style style:name="Tabla1.D" style:family="table-column">
      <style:table-column-properties style:column-width="4.083cm" style:rel-column-width="21379*"/>
    </style:style>
    <style:style style:name="Tabla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.D1" style:family="table-cell">
      <style:table-cell-properties fo:padding="0.097cm" fo:border="0.018cm solid #666666"/>
    </style:style>
    <style:style style:name="Tabla1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" style:family="table">
      <style:table-properties style:width="12.495cm" fo:margin-left="0cm" fo:margin-right="0.355cm" table:align="margins"/>
    </style:style>
    <style:style style:name="Tabla2.A" style:family="table-column">
      <style:table-column-properties style:column-width="1.974cm" style:rel-column-width="10352*"/>
    </style:style>
    <style:style style:name="Tabla2.B" style:family="table-column">
      <style:table-column-properties style:column-width="2.54cm" style:rel-column-width="13321*"/>
    </style:style>
    <style:style style:name="Tabla2.C" style:family="table-column">
      <style:table-column-properties style:column-width="3.923cm" style:rel-column-width="20574*"/>
    </style:style>
    <style:style style:name="Tabla2.D" style:family="table-column">
      <style:table-column-properties style:column-width="4.059cm" style:rel-column-width="21288*"/>
    </style:style>
    <style:style style:name="Tabla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.D1" style:family="table-cell">
      <style:table-cell-properties style:vertical-align="middle" fo:padding="0.097cm" fo:border="0.018cm solid #666666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6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paragraph-properties fo:line-height="100%" fo:text-align="center" style:justify-single-word="false"/>
    </style:style>
    <style:style style:name="P9" style:family="paragraph" style:parent-style-name="Standard">
      <style:paragraph-properties fo:line-height="100%"/>
      <style:text-properties fo:font-variant="normal" fo:text-transform="none" fo:color="#000000" style:font-name="Arial" fo:font-size="12pt" fo:letter-spacing="normal" style:font-name-asian="Hiragino Maru Gothic Pro" style:font-size-asian="12pt" style:font-style-asian="normal" style:font-weight-asian="normal" style:font-size-complex="12pt"/>
    </style:style>
    <style:style style:name="P10" style:family="paragraph" style:parent-style-name="Standard">
      <style:paragraph-properties fo:line-height="100%"/>
      <style:text-properties fo:font-variant="normal" fo:text-transform="none" fo:color="#000000" style:font-name="Arial" fo:font-size="11pt" fo:letter-spacing="normal" style:font-name-asian="Hiragino Maru Gothic Pro" style:font-size-asian="11pt" style:font-style-asian="normal" style:font-weight-asian="normal" style:font-size-complex="11pt"/>
    </style:style>
    <style:style style:name="P11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13" style:family="paragraph" style:parent-style-name="Table_20_Contents">
      <style:paragraph-properties fo:line-height="100%"/>
      <style:text-properties style:font-name="Arial" fo:font-size="13pt" style:font-name-asian="Arial" style:font-size-asian="13pt" style:font-size-complex="13pt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line-height="100%"/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P17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9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-asian="Arial" style:font-size-asian="10pt"/>
    </style:style>
    <style:style style:name="P27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8" style:family="paragraph" style:parent-style-name="Table_20_Contents">
      <style:paragraph-properties fo:line-height="100%"/>
    </style:style>
    <style:style style:name="P29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30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2" style:font-size-asian="12.75pt" style:font-style-asian="normal" style:font-weight-asian="normal" style:font-size-complex="10pt"/>
    </style:style>
    <style:style style:name="P31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2" style:font-size-asian="12.75pt" style:font-style-asian="normal" style:font-weight-asian="normal" style:font-size-complex="10pt"/>
    </style:style>
    <style:style style:name="P32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33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34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fo:font-style="italic" style:font-name-asian="Arial" style:font-size-asian="9pt" style:font-style-asian="italic" style:font-weight-asian="normal" style:font-size-complex="9pt" style:font-style-complex="italic"/>
    </style:style>
    <style:style style:name="P35" style:family="paragraph" style:parent-style-name="Table_20_Contents">
      <style:paragraph-properties fo:line-height="100%" fo:text-align="center" style:justify-single-word="false"/>
      <style:text-properties fo:color="#000066" style:font-name="Courier" fo:font-size="9pt" style:font-name-asian="Arial" style:font-size-asian="9pt" style:font-size-complex="9pt"/>
    </style:style>
    <style:style style:name="P36" style:family="paragraph" style:parent-style-name="Table_20_Contents">
      <style:paragraph-properties fo:margin-left="-0.007cm" fo:margin-right="-0.007cm" fo:line-height="100%" fo:text-indent="0cm" style:auto-text-indent="false"/>
      <style:text-properties style:font-name="Arial" fo:font-size="13pt" style:font-name-asian="Arial" style:font-size-asian="13pt" style:font-size-complex="13pt"/>
    </style:style>
    <style:style style:name="P37" style:family="paragraph" style:parent-style-name="Table_20_Contents">
      <style:paragraph-properties fo:margin-left="-0.007cm" fo:margin-right="-0.007cm" fo:line-height="10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38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fo:font-style="italic" style:font-name-asian="Arial2" style:font-size-asian="12.75pt" style:font-style-asian="normal" style:font-weight-asian="normal" style:font-size-complex="10pt" style:font-style-complex="italic"/>
    </style:style>
    <style:style style:name="P39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40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T1" style:family="text">
      <style:text-properties style:use-window-font-color="true" style:font-name="Hiragino Maru Gothic Pro" fo:font-size="11pt" style:font-name-asian="Hiragino Maru Gothic Pro" style:font-size-asian="11pt" style:font-size-complex="11pt"/>
    </style:style>
    <style:style style:name="T2" style:family="text">
      <style:text-properties style:use-window-font-color="true" fo:font-size="11pt" style:font-name-asian="Hiragino Maru Gothic Pro" style:font-size-asian="11pt" style:font-size-complex="11pt"/>
    </style:style>
    <style:style style:name="T3" style:family="text">
      <style:text-properties style:font-name="Arial" fo:font-size="9pt" style:font-name-asian="Arial" style:font-size-asian="9pt" style:font-size-complex="9pt"/>
    </style:style>
    <style:style style:name="T4" style:family="text"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T5" style:family="text">
      <style:text-properties style:font-name="Arial" fo:font-size="9pt" fo:font-style="normal" style:font-name-asian="Arial" style:font-size-asian="9pt" style:font-size-complex="9pt" style:font-style-complex="normal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font-name="Arial" fo:font-size="11pt" style:font-name-asian="Hiragino Maru Gothic Pro" style:font-size-asian="11pt" style:font-size-complex="11pt"/>
    </style:style>
    <style:style style:name="T8" style:family="text">
      <style:text-properties style:font-name="Hiragino Maru Gothic Pro" fo:font-size="11pt" style:font-name-asian="Hiragino Maru Gothic Pro" style:font-size-asian="11pt" style:font-size-complex="11pt"/>
    </style:style>
    <style:style style:name="T9" style:family="text">
      <style:text-properties style:font-name="Hiragino Maru Gothic Pro" fo:font-size="11pt" style:text-underline-style="none" style:font-name-asian="Hiragino Maru Gothic Pro" style:font-size-asian="11pt" style:font-size-complex="11pt"/>
    </style:style>
    <style:style style:name="T10" style:family="text">
      <style:text-properties style:font-name="Hiragino Maru Gothic Pro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style:font-name-asian="Hiragino Maru Gothic Pro"/>
    </style:style>
    <style:style style:name="T12" style:family="text">
      <style:text-properties fo:font-size="11pt" style:font-name-asian="Hiragino Maru Gothic Pro" style:font-size-asian="11pt" style:font-size-complex="11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fo:color="#000000" fo:font-size="11pt" fo:letter-spacing="normal" style:font-name-asian="Hiragino Maru Gothic Pro" style:font-size-asian="11pt" style:font-style-asian="normal" style:font-weight-asian="normal" style:font-size-complex="11pt"/>
    </style:style>
    <style:style style:name="T16" style:family="text"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fo:font-weight="normal" style:font-size-asian="9pt" style:font-weight-asian="normal" style:font-size-complex="9pt" style:font-weight-complex="normal"/>
    </style:style>
    <style:style style:name="T19" style:family="text">
      <style:text-properties fo:font-size="9pt" fo:font-style="italic" style:font-size-asian="9pt" style:font-style-asian="italic" style:font-size-complex="9pt" style:font-style-complex="italic"/>
    </style:style>
    <style:style style:name="T20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1" style:family="text">
      <style:text-properties fo:font-size="9pt" fo:font-style="normal" style:font-name-asian="Arial" style:font-size-asian="9pt" style:font-size-complex="9pt" style:font-style-complex="normal"/>
    </style:style>
    <style:style style:name="T22" style:family="text">
      <style:text-properties fo:font-size="9pt" style:font-name-asian="Arial" style:font-size-asian="9pt" style:font-size-complex="9pt"/>
    </style:style>
    <style:style style:name="T23" style:family="text">
      <style:text-properties fo:color="#000066" style:font-name="Arial" fo:font-size="9pt" style:font-name-asian="Arial" style:font-size-asian="9pt" style:font-size-complex="9pt"/>
    </style:style>
    <style:style style:name="T24" style:family="text">
      <style:text-properties fo:color="#000066" style:font-name="Courier" fo:font-size="9pt" fo:font-weight="normal" style:font-size-asian="9pt" style:font-weight-asian="normal" style:font-size-complex="9pt" style:font-weight-complex="normal"/>
    </style:style>
    <style:style style:name="T25" style:family="text">
      <style:text-properties fo:color="#000066" style:font-name="Courier" fo:font-size="9pt" fo:font-weight="normal" style:font-name-asian="Arial" style:font-size-asian="9pt" style:font-weight-asian="normal" style:font-size-complex="9pt" style:font-weight-complex="normal"/>
    </style:style>
    <style:style style:name="T26" style:family="text">
      <style:text-properties fo:color="#000066" style:font-name="Courie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7" style:family="text">
      <style:text-properties fo:color="#000066" style:font-name="Courier" fo:font-size="9pt" style:font-size-asian="9pt" style:font-size-complex="9pt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style:font-name="Courier" fo:font-size="11pt" style:font-name-asian="Hiragino Maru Gothic Pro" style:font-size-asian="11pt" style:font-size-complex="11pt"/>
    </style:style>
    <style:style style:name="T30" style:family="text">
      <style:text-properties style:font-name="Courier" fo:font-size="9pt" style:font-size-asian="9pt" style:font-size-complex="9pt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">CONCEPTOS ELEVADOS - FILOSOFÍA</text:p>
      <text:p text:style-name="P7"/>
      <text:p text:style-name="P1"/>
      <table:table table:name="Tabla432" table:style-name="Tabla432">
        <table:table-column table:style-name="Tabla432.A"/>
        <table:table-column table:style-name="Tabla432.B"/>
        <table:table-column table:style-name="Tabla432.C"/>
        <table:table-column table:style-name="Tabla432.D"/>
        <table:table-row>
          <table:table-cell table:style-name="Tabla432.A1" table:number-rows-spanned="2" office:value-type="string">
            <text:p text:style-name="P14">和</text:p>
          </table:table-cell>
          <table:table-cell table:style-name="Tabla432.A1" table:number-rows-spanned="2" office:value-type="string">
            <text:p text:style-name="P21">ワ</text:p>
          </table:table-cell>
          <table:table-cell table:style-name="Tabla432.A1" office:value-type="string">
            <text:p text:style-name="P11"><text:ruby text:style-name="Ru1"><text:ruby-base><text:span text:style-name="T8">和</text:span></text:ruby-base><text:ruby-text>わ</text:ruby-text></text:ruby><text:span text:style-name="T17"> <text:s text:c="23"/>armonía</text:span></text:p>
          </table:table-cell>
          <table:table-cell table:style-name="Tabla432.D1" office:value-type="string">
            <text:p text:style-name="P18"><text:ruby text:style-name="Ru1"><text:ruby-base><text:span text:style-name="T8">和</text:span></text:ruby-base><text:ruby-text>わ</text:ruby-text></text:ruby><text:ruby text:style-name="Ru1"><text:ruby-base><text:span text:style-name="T8">風</text:span></text:ruby-base><text:ruby-text>ふう</text:ruby-text></text:ruby><text:span text:style-name="T8">な</text:span><text:span text:style-name="T17"> <text:s text:c="2"/>de estilo japonés </text:span></text:p>
          </table:table-cell>
        </table:table-row>
        <table:table-row>
          <table:covered-table-cell/>
          <table:covered-table-cell/>
          <table:table-cell table:style-name="Tabla432.C2" office:value-type="string">
            <text:p text:style-name="P11"><text:ruby text:style-name="Ru1"><text:ruby-base><text:span text:style-name="T7">平</text:span></text:ruby-base><text:ruby-text>へい</text:ruby-text></text:ruby><text:ruby text:style-name="Ru1"><text:ruby-base><text:span text:style-name="T7">和</text:span></text:ruby-base><text:ruby-text>わ</text:ruby-text></text:ruby><text:span text:style-name="T3"> <text:s text:c="25"/>paz</text:span></text:p>
          </table:table-cell>
          <table:table-cell table:style-name="Tabla432.D2" office:value-type="string">
            <text:p text:style-name="P11"><text:ruby text:style-name="Ru1"><text:ruby-base><text:span text:style-name="T8">和</text:span></text:ruby-base><text:ruby-text>わ</text:ruby-text></text:ruby><text:ruby text:style-name="Ru1"><text:ruby-base><text:span text:style-name="T8">式</text:span></text:ruby-base><text:ruby-text>しき</text:ruby-text></text:ruby><text:span text:style-name="T12"> </text:span><text:span text:style-name="T17"><text:s text:c="11"/>estilo japonés</text:span></text:p>
          </table:table-cell>
        </table:table-row>
      </table:table>
      <text:p text:style-name="P1"/>
      <table:table table:name="Tabla407" table:style-name="Tabla407">
        <table:table-column table:style-name="Tabla407.A"/>
        <table:table-column table:style-name="Tabla407.B"/>
        <table:table-column table:style-name="Tabla407.C"/>
        <table:table-column table:style-name="Tabla407.D"/>
        <table:table-row>
          <table:table-cell table:style-name="Tabla407.A1" office:value-type="string">
            <text:p text:style-name="P14">福</text:p>
          </table:table-cell>
          <table:table-cell table:style-name="Tabla407.A1" office:value-type="string">
            <text:p text:style-name="P21">フク</text:p>
          </table:table-cell>
          <table:table-cell table:style-name="Tabla407.A1" office:value-type="string">
            <text:p text:style-name="P11"><text:ruby text:style-name="Ru1"><text:ruby-base><text:span text:style-name="T8">福</text:span></text:ruby-base><text:ruby-text>ふく</text:ruby-text></text:ruby><text:span text:style-name="T17"> <text:s text:c="14"/>buena fortuna</text:span></text:p>
          </table:table-cell>
          <table:table-cell table:style-name="Tabla407.D1" office:value-type="string">
            <text:p text:style-name="P31"><text:ruby text:style-name="Ru1"><text:ruby-base><text:span text:style-name="T12">福</text:span></text:ruby-base><text:ruby-text>ふく</text:ruby-text></text:ruby><text:ruby text:style-name="Ru1"><text:ruby-base><text:span text:style-name="T12">引</text:span></text:ruby-base><text:ruby-text>び</text:ruby-text></text:ruby><text:span text:style-name="T12">き</text:span><text:span text:style-name="T3"> <text:s text:c="7"/>sorteo (bingo)</text:span></text:p>
          </table:table-cell>
        </table:table-row>
      </table:table>
      <text:p text:style-name="P8"/>
      <table:table table:name="Tabla419" table:style-name="Tabla419">
        <table:table-column table:style-name="Tabla419.A"/>
        <table:table-column table:style-name="Tabla419.B"/>
        <table:table-column table:style-name="Tabla419.C"/>
        <table:table-column table:style-name="Tabla419.D"/>
        <table:table-row>
          <table:table-cell table:style-name="Tabla419.A1" table:number-rows-spanned="2" office:value-type="string">
            <text:p text:style-name="P14">由</text:p>
          </table:table-cell>
          <table:table-cell table:style-name="Tabla419.A1" table:number-rows-spanned="2" office:value-type="string">
            <text:p text:style-name="P15">ユウ</text:p>
          </table:table-cell>
          <table:table-cell table:style-name="Tabla419.A1" office:value-type="string">
            <text:p text:style-name="P11"><text:ruby text:style-name="Ru1"><text:ruby-base><text:span text:style-name="T8">由</text:span></text:ruby-base><text:ruby-text>ゆう</text:ruby-text></text:ruby><text:span text:style-name="T17"> <text:s text:c="26"/></text:span><text:span text:style-name="T24">causa</text:span></text:p>
          </table:table-cell>
          <table:table-cell table:style-name="Tabla419.D1" office:value-type="string">
            <text:p text:style-name="P11"><text:ruby text:style-name="Ru1"><text:ruby-base><text:span text:style-name="T8">自</text:span></text:ruby-base><text:ruby-text>じ</text:ruby-text></text:ruby><text:ruby text:style-name="Ru1"><text:ruby-base><text:span text:style-name="T8">由</text:span></text:ruby-base><text:ruby-text>ゆう</text:ruby-text></text:ruby><text:span text:style-name="T17"> <text:s text:c="21"/>libertad</text:span></text:p>
          </table:table-cell>
        </table:table-row>
        <table:table-row>
          <table:covered-table-cell/>
          <table:covered-table-cell/>
          <table:table-cell table:style-name="Tabla419.C2" office:value-type="string">
            <text:p text:style-name="P18"><text:ruby text:style-name="Ru1"><text:ruby-base><text:span text:style-name="T12">理</text:span></text:ruby-base><text:ruby-text>り</text:ruby-text></text:ruby><text:ruby text:style-name="Ru1"><text:ruby-base><text:span text:style-name="T8">由</text:span></text:ruby-base><text:ruby-text>ゆう</text:ruby-text></text:ruby><text:span text:style-name="T17"> <text:s text:c="6"/>causa (la razón)</text:span></text:p>
          </table:table-cell>
          <table:table-cell table:style-name="Tabla419.D2" office:value-type="string">
            <text:p text:style-name="P11"/>
          </table:table-cell>
        </table:table-row>
      </table:table>
      <text:p text:style-name="P1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header-rows>
          <table:table-row>
            <table:table-cell table:style-name="Tabla79.A1" table:number-rows-spanned="2" office:value-type="string">
              <text:p text:style-name="P14">天</text:p>
            </table:table-cell>
            <table:table-cell table:style-name="Tabla79.A1" office:value-type="string">
              <text:p text:style-name="P15">テン</text:p>
            </table:table-cell>
            <table:table-cell table:style-name="Tabla79.C1" office:value-type="string">
              <text:p text:style-name="P13"><text:ruby text:style-name="Ru1"><text:ruby-base><text:span text:style-name="T12">天</text:span></text:ruby-base><text:ruby-text>てん</text:ruby-text></text:ruby><text:span text:style-name="T17">　 <text:s text:c="18"/>(el) Cielo</text:span></text:p>
            </table:table-cell>
            <table:table-cell table:style-name="Tabla79.D1" office:value-type="string">
              <text:p text:style-name="P37"><text:ruby text:style-name="Ru1"><text:ruby-base><text:span text:style-name="T12">天</text:span></text:ruby-base><text:ruby-text>てん</text:ruby-text></text:ruby><text:ruby text:style-name="Ru1"><text:ruby-base><text:span text:style-name="T12">使</text:span></text:ruby-base><text:ruby-text>し</text:ruby-text></text:ruby><text:span text:style-name="T17"> <text:s text:c="24"/>ángel</text:span></text:p>
            </table:table-cell>
          </table:table-row>
        </table:table-header-rows>
        <table:table-row>
          <table:covered-table-cell/>
          <table:table-cell table:style-name="Tabla79.B2" office:value-type="string">
            <text:p text:style-name="P15">あま</text:p>
          </table:table-cell>
          <table:table-cell table:style-name="Tabla79.C2" office:value-type="string">
            <text:p text:style-name="P13"><text:ruby text:style-name="Ru1"><text:ruby-base><text:span text:style-name="T12">天</text:span></text:ruby-base><text:ruby-text>あま</text:ruby-text></text:ruby><text:span text:style-name="T12">の</text:span><text:ruby text:style-name="Ru1"><text:ruby-base><text:span text:style-name="T2">川</text:span></text:ruby-base><text:ruby-text>がわ</text:ruby-text></text:ruby><text:span text:style-name="T17"> <text:s text:c="11"/>vía láctea</text:span></text:p>
          </table:table-cell>
          <table:table-cell table:style-name="Tabla79.D2" office:value-type="string">
            <text:p text:style-name="P36"/>
          </table:table-cell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rows-spanned="3" office:value-type="string">
            <text:p text:style-name="P14">神</text:p>
          </table:table-cell>
          <table:table-cell table:style-name="Tabla3.A1" office:value-type="string">
            <text:p text:style-name="P15">かみ</text:p>
          </table:table-cell>
          <table:table-cell table:style-name="Tabla3.C1" office:value-type="string">
            <text:p text:style-name="P28"><text:ruby text:style-name="Ru1"><text:ruby-base><text:span text:style-name="T8">神</text:span></text:ruby-base><text:ruby-text>かみ</text:ruby-text></text:ruby><text:span text:style-name="T3"> <text:s text:c="29"/>Dios <text:s text:c="9"/></text:span></text:p>
          </table:table-cell>
          <table:table-cell table:style-name="Tabla3.D1" office:value-type="string">
            <text:p text:style-name="P11"/>
          </table:table-cell>
        </table:table-row>
        <table:table-row>
          <table:covered-table-cell/>
          <table:table-cell table:style-name="Tabla3.B2" table:number-rows-spanned="2" office:value-type="string">
            <text:p text:style-name="P15">シン · ジン</text:p>
          </table:table-cell>
          <table:table-cell table:style-name="Tabla3.B2" office:value-type="string">
            <text:p text:style-name="P11"><text:ruby text:style-name="Ru1"><text:ruby-base><text:span text:style-name="T1">神</text:span></text:ruby-base><text:ruby-text>じん</text:ruby-text></text:ruby><text:ruby text:style-name="Ru1"><text:ruby-base><text:span text:style-name="T8">社</text:span></text:ruby-base><text:ruby-text>じゃ</text:ruby-text></text:ruby><text:span text:style-name="T17"> <text:s text:c="6"/>santuario Shinto</text:span></text:p>
          </table:table-cell>
          <table:table-cell table:style-name="Tabla3.D2" office:value-type="string">
            <text:p text:style-name="P26"><text:ruby text:style-name="Ru1"><text:ruby-base><text:span text:style-name="T15">神</text:span></text:ruby-base><text:ruby-text>しん</text:ruby-text></text:ruby><text:ruby text:style-name="Ru1"><text:ruby-base><text:span text:style-name="T15">前</text:span></text:ruby-base><text:ruby-text>ぜん</text:ruby-text></text:ruby><text:ruby text:style-name="Ru1"><text:ruby-base><text:span text:style-name="T15">式</text:span></text:ruby-base><text:ruby-text>しき</text:ruby-text></text:ruby><text:span text:style-name="T16">　</text:span></text:p>
            <text:p text:style-name="P33"><text:s text:c="10"/>ceremonia shintoísta</text:p>
          </table:table-cell>
        </table:table-row>
        <table:table-row>
          <table:covered-table-cell/>
          <table:covered-table-cell/>
          <table:table-cell table:style-name="Tabla3.B2" office:value-type="string">
            <text:p text:style-name="P11"><text:ruby text:style-name="Ru1"><text:ruby-base><text:span text:style-name="T8">神</text:span></text:ruby-base><text:ruby-text>しん</text:ruby-text></text:ruby><text:ruby text:style-name="Ru1"><text:ruby-base><text:span text:style-name="T8">話</text:span></text:ruby-base><text:ruby-text>わ</text:ruby-text></text:ruby><text:span text:style-name="T17"> <text:s text:c="25"/>mito</text:span></text:p>
          </table:table-cell>
          <table:table-cell table:style-name="Tabla3.D2" office:value-type="string">
            <text:p text:style-name="P1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3" office:value-type="string">
            <text:p text:style-name="P14">化</text:p>
          </table:table-cell>
          <table:table-cell table:style-name="Tabla264.A1" table:number-rows-spanned="2" office:value-type="string">
            <text:p text:style-name="P22">カ</text:p>
          </table:table-cell>
          <table:table-cell table:style-name="Tabla264.A1" office:value-type="string">
            <text:p text:style-name="P19"><text:ruby text:style-name="Ru1"><text:ruby-base><text:span text:style-name="T12">文</text:span></text:ruby-base><text:ruby-text>ぶん</text:ruby-text></text:ruby><text:ruby text:style-name="Ru1"><text:ruby-base><text:span text:style-name="T12">化</text:span></text:ruby-base><text:ruby-text>か</text:ruby-text></text:ruby><text:span text:style-name="T17"> <text:s text:c="21"/>cultura</text:span></text:p>
          </table:table-cell>
          <table:table-cell table:style-name="Tabla264.D1" office:value-type="string">
            <text:p text:style-name="P18"><text:ruby text:style-name="Ru1"><text:ruby-base><text:span text:style-name="T14">化</text:span></text:ruby-base><text:ruby-text>か</text:ruby-text></text:ruby><text:ruby text:style-name="Ru1"><text:ruby-base><text:span text:style-name="T14">学</text:span></text:ruby-base><text:ruby-text>がく</text:ruby-text></text:ruby><text:span text:style-name="T18"> <text:s text:c="21"/>química</text:span></text:p>
          </table:table-cell>
        </table:table-row>
        <table:table-row>
          <table:covered-table-cell/>
          <table:covered-table-cell/>
          <table:table-cell table:style-name="Tabla264.C2" office:value-type="string">
            <text:p text:style-name="P19"><text:ruby text:style-name="Ru1"><text:ruby-base><text:span text:style-name="T8">消</text:span></text:ruby-base><text:ruby-text>しょう</text:ruby-text></text:ruby><text:ruby text:style-name="Ru1"><text:ruby-base><text:span text:style-name="T8">化</text:span></text:ruby-base><text:ruby-text>か</text:ruby-text></text:ruby><text:span text:style-name="T17"> <text:s text:c="15"/>digestión</text:span></text:p>
          </table:table-cell>
          <table:table-cell table:style-name="Tabla264.D2" office:value-type="string">
            <text:p text:style-name="P20"><text:ruby text:style-name="Ru1"><text:ruby-base><text:span text:style-name="T8">消</text:span></text:ruby-base><text:ruby-text>しょう</text:ruby-text></text:ruby><text:ruby text:style-name="Ru1"><text:ruby-base><text:span text:style-name="T8">化</text:span></text:ruby-base><text:ruby-text>か</text:ruby-text></text:ruby><text:span text:style-name="T8">する</text:span><text:span text:style-name="T17"> <text:s text:c="3"/></text:span></text:p>
            <text:p text:style-name="P24"><text:s text:c="15"/>hacer la digestión</text:p>
          </table:table-cell>
        </table:table-row>
        <table:table-row>
          <table:covered-table-cell/>
          <table:table-cell table:style-name="Tabla264.C2" office:value-type="string">
            <text:p text:style-name="P22">ば</text:p>
          </table:table-cell>
          <table:table-cell table:style-name="Tabla264.C2" office:value-type="string">
            <text:p text:style-name="P20"><text:ruby text:style-name="Ru1"><text:ruby-base><text:span text:style-name="T12">化</text:span></text:ruby-base><text:ruby-text>ば</text:ruby-text></text:ruby><text:span text:style-name="T12">ける</text:span><text:span text:style-name="T17"> <text:s text:c="5"/>transformarse <text:s text:c="2"/></text:span></text:p>
            <text:p text:style-name="P24"><text:s text:c="9"/>(físicamente, magia)</text:p>
          </table:table-cell>
          <table:table-cell table:style-name="Tabla264.D2" office:value-type="string">
            <text:p text:style-name="P23"><text:ruby text:style-name="Ru1"><text:ruby-base><text:span text:style-name="T11">化</text:span></text:ruby-base><text:ruby-text>ば</text:ruby-text></text:ruby><text:span text:style-name="T11">かす</text:span></text:p>
            <text:p text:style-name="P24"><text:s text:c="14"/>embaucar (magia)</text:p>
          </table:table-cell>
        </table:table-row>
      </table:table>
      <text:p text:style-name="P2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14">意</text:p>
          </table:table-cell>
          <table:table-cell table:style-name="Tabla248.A1" table:number-rows-spanned="2" office:value-type="string">
            <text:p text:style-name="P15">イ</text:p>
          </table:table-cell>
          <table:table-cell table:style-name="Tabla248.C1" office:value-type="string">
            <text:p text:style-name="P11"><text:ruby text:style-name="Ru1"><text:ruby-base><text:span text:style-name="T8">意</text:span></text:ruby-base><text:ruby-text>い</text:ruby-text></text:ruby><text:span text:style-name="T17"> <text:s text:c="28"/></text:span><text:span text:style-name="T26">idea</text:span></text:p>
          </table:table-cell>
          <table:table-cell table:style-name="Tabla248.D1" office:value-type="string">
            <text:p text:style-name="P11"><text:ruby text:style-name="Ru1"><text:ruby-base><text:span text:style-name="T9">意</text:span></text:ruby-base><text:ruby-text>い</text:ruby-text></text:ruby><text:ruby text:style-name="Ru1"><text:ruby-base><text:span text:style-name="T9">味</text:span></text:ruby-base><text:ruby-text>み</text:ruby-text></text:ruby><text:span text:style-name="T17"> <text:s text:c="17"/>significado</text:span>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11"><text:ruby text:style-name="Ru1"><text:ruby-base><text:span text:style-name="T8">意</text:span></text:ruby-base><text:ruby-text>い</text:ruby-text></text:ruby><text:ruby text:style-name="Ru1"><text:ruby-base><text:span text:style-name="T8">見</text:span></text:ruby-base><text:ruby-text>けん</text:ruby-text></text:ruby><text:span text:style-name="T17"> <text:s text:c="21"/>opinión <text:s text:c="5"/></text:span></text:p>
          </table:table-cell>
          <table:table-cell table:style-name="Tabla248.D2" office:value-type="string">
            <text:p text:style-name="P30"><text:ruby text:style-name="Ru1"><text:ruby-base><text:span text:style-name="T12">意</text:span></text:ruby-base><text:ruby-text>い</text:ruby-text></text:ruby><text:ruby text:style-name="Ru1"><text:ruby-base><text:span text:style-name="T12">地</text:span></text:ruby-base><text:ruby-text>じ</text:ruby-text></text:ruby><text:span text:style-name="T3"> <text:s text:c="16"/>obstinación</text:span></text:p>
          </table:table-cell>
        </table:table-row>
      </table:table>
      <text:p text:style-name="P1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table:number-rows-spanned="2" office:value-type="string">
            <text:p text:style-name="P14">想</text:p>
          </table:table-cell>
          <table:table-cell table:style-name="Tabla249.A1" table:number-rows-spanned="2" office:value-type="string">
            <text:p text:style-name="P15">ソウ</text:p>
          </table:table-cell>
          <table:table-cell table:style-name="Tabla249.A1" office:value-type="string">
            <text:p text:style-name="P11"><text:ruby text:style-name="Ru1"><text:ruby-base><text:span text:style-name="T10">想</text:span></text:ruby-base><text:ruby-text>そう</text:ruby-text></text:ruby><text:span text:style-name="T20"> <text:s text:c="13"/></text:span><text:span text:style-name="T26">imaginación</text:span></text:p>
          </table:table-cell>
          <table:table-cell table:style-name="Tabla249.D1" office:value-type="string">
            <text:p text:style-name="P11"><text:ruby text:style-name="Ru1"><text:ruby-base><text:span text:style-name="T9">理</text:span></text:ruby-base><text:ruby-text>り</text:ruby-text></text:ruby><text:ruby text:style-name="Ru1"><text:ruby-base><text:span text:style-name="T9">想</text:span></text:ruby-base><text:ruby-text>そう</text:ruby-text></text:ruby><text:span text:style-name="T17"> <text:s text:c="26"/>ideal</text:span></text:p>
          </table:table-cell>
        </table:table-row>
        <table:table-row>
          <table:covered-table-cell/>
          <table:covered-table-cell/>
          <table:table-cell table:style-name="Tabla249.C2" office:value-type="string">
            <text:p text:style-name="P11"><text:ruby text:style-name="Ru1"><text:ruby-base><text:span text:style-name="T8">空</text:span></text:ruby-base><text:ruby-text>くう</text:ruby-text></text:ruby><text:ruby text:style-name="Ru1"><text:ruby-base><text:span text:style-name="T8">想</text:span></text:ruby-base><text:ruby-text>そう</text:ruby-text></text:ruby><text:span text:style-name="T7"> </text:span><text:span text:style-name="T3"><text:s text:c="12"/>imaginación</text:span></text:p>
          </table:table-cell>
          <table:table-cell table:style-name="Tabla249.D2" office:value-type="string">
            <text:p text:style-name="P29"><text:ruby text:style-name="Ru1"><text:ruby-base><text:span text:style-name="T8">空</text:span></text:ruby-base><text:ruby-text>くう</text:ruby-text></text:ruby><text:ruby text:style-name="Ru1"><text:ruby-base><text:span text:style-name="T8">想</text:span></text:ruby-base><text:ruby-text>そう</text:ruby-text></text:ruby><text:span text:style-name="T8">する</text:span><text:span text:style-name="T3"> <text:s text:c="11"/>imaginar</text:span></text:p>
          </table:table-cell>
        </table:table-row>
      </table:table>
      <text:p text:style-name="P3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header-rows>
          <table:table-row>
            <table:table-cell table:style-name="Tabla145.A1" office:value-type="string">
              <text:p text:style-name="P14">気</text:p>
            </table:table-cell>
            <table:table-cell table:style-name="Tabla145.A1" office:value-type="string">
              <text:p text:style-name="P15">キ</text:p>
            </table:table-cell>
            <table:table-cell table:style-name="Tabla145.A1" office:value-type="string">
              <text:p text:style-name="P13"><text:ruby text:style-name="Ru1"><text:ruby-base><text:span text:style-name="T12">気</text:span></text:ruby-base><text:ruby-text>き</text:ruby-text></text:ruby><text:span text:style-name="T17"> <text:s text:c="33"/></text:span><text:span text:style-name="T19">ki</text:span></text:p>
              <text:p text:style-name="P16"><text:s text:c="11"/><text:span text:style-name="T28">energía del espíritu</text:span></text:p>
            </table:table-cell>
            <table:table-cell table:style-name="Tabla145.D1" office:value-type="string">
              <text:p text:style-name="P13"><text:ruby text:style-name="Ru1"><text:ruby-base><text:span text:style-name="T12">気</text:span></text:ruby-base><text:ruby-text>き</text:ruby-text></text:ruby><text:ruby text:style-name="Ru1"><text:ruby-base><text:span text:style-name="T12">持</text:span></text:ruby-base><text:ruby-text>も</text:ruby-text></text:ruby><text:span text:style-name="T12">ち</text:span><text:span text:style-name="T17"> <text:s text:c="8"/>sentimientos</text:span></text:p>
            </table:table-cell>
          </table:table-row>
        </table:table-header-rows>
      </table:table>
      <text:p text:style-name="P8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table:number-rows-spanned="2" office:value-type="string">
            <text:p text:style-name="P14">理</text:p>
          </table:table-cell>
          <table:table-cell table:style-name="Tabla294.A1" table:number-rows-spanned="2" office:value-type="string">
            <text:p text:style-name="P21">リ</text:p>
          </table:table-cell>
          <table:table-cell table:style-name="Tabla294.A1" office:value-type="string">
            <text:p text:style-name="P11"><text:ruby text:style-name="Ru1"><text:ruby-base><text:span text:style-name="T12">理</text:span></text:ruby-base><text:ruby-text>り</text:ruby-text></text:ruby><text:span text:style-name="T17"> <text:s text:c="23"/></text:span><text:span text:style-name="T24">lógica</text:span></text:p>
          </table:table-cell>
          <table:table-cell table:style-name="Tabla294.D1" office:value-type="string">
            <text:p text:style-name="P18"><text:span text:style-name="T12">りょう</text:span><text:ruby text:style-name="Ru1"><text:ruby-base><text:span text:style-name="T12">理</text:span></text:ruby-base><text:ruby-text>り</text:ruby-text></text:ruby><text:span text:style-name="T17"> <text:s text:c="8"/>(la) cocina</text:span></text:p>
          </table:table-cell>
        </table:table-row>
        <table:table-row>
          <table:covered-table-cell/>
          <table:covered-table-cell/>
          <table:table-cell table:style-name="Tabla294.C2" office:value-type="string">
            <text:p text:style-name="P18"><text:ruby text:style-name="Ru1"><text:ruby-base><text:span text:style-name="T12">理</text:span></text:ruby-base><text:ruby-text>り</text:ruby-text></text:ruby><text:ruby text:style-name="Ru1"><text:ruby-base><text:span text:style-name="T12">科</text:span></text:ruby-base><text:ruby-text>か</text:ruby-text></text:ruby><text:span text:style-name="T17"> <text:s text:c="21"/>ciencia</text:span></text:p>
          </table:table-cell>
          <table:table-cell table:style-name="Tabla294.D2" office:value-type="string">
            <text:p text:style-name="P25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table:number-rows-spanned="2" office:value-type="string">
            <text:p text:style-name="P14">元</text:p>
          </table:table-cell>
          <table:table-cell table:style-name="Tabla298.A1" office:value-type="string">
            <text:p text:style-name="P21">もと</text:p>
          </table:table-cell>
          <table:table-cell table:style-name="Tabla298.A1" office:value-type="string">
            <text:p text:style-name="P11"><text:ruby text:style-name="Ru1"><text:ruby-base><text:span text:style-name="T12">元</text:span></text:ruby-base><text:ruby-text>もと</text:ruby-text></text:ruby><text:span text:style-name="T17"> <text:s text:c="20"/>(el) origen</text:span></text:p>
          </table:table-cell>
          <table:table-cell table:style-name="Tabla298.D1" office:value-type="string">
            <text:p text:style-name="P18"><text:ruby text:style-name="Ru1"><text:ruby-base><text:span text:style-name="T12">元</text:span></text:ruby-base><text:ruby-text>もと</text:ruby-text></text:ruby><text:ruby text:style-name="Ru1"><text:ruby-base><text:span text:style-name="T12">々</text:span></text:ruby-base><text:ruby-text>もと</text:ruby-text></text:ruby><text:span text:style-name="T17"> <text:s text:c="11"/>originalmente</text:span></text:p>
          </table:table-cell>
        </table:table-row>
        <table:table-row>
          <table:covered-table-cell/>
          <table:table-cell table:style-name="Tabla298.B2" office:value-type="string">
            <text:p text:style-name="P22">ゲン</text:p>
          </table:table-cell>
          <table:table-cell table:style-name="Tabla298.C2" office:value-type="string">
            <text:p text:style-name="P13"><text:ruby text:style-name="Ru1"><text:ruby-base><text:span text:style-name="T12">元</text:span></text:ruby-base><text:ruby-text>げん</text:ruby-text></text:ruby><text:ruby text:style-name="Ru1"><text:ruby-base><text:span text:style-name="T12">気</text:span></text:ruby-base><text:ruby-text>き</text:ruby-text></text:ruby><text:span text:style-name="T17"> <text:s text:c="23"/>sano</text:span></text:p>
          </table:table-cell>
          <table:table-cell table:style-name="Tabla298.D2" office:value-type="string">
            <text:p text:style-name="P13"/>
          </table:table-cell>
        </table:table-row>
      </table:table>
      <text:p text:style-name="P1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14">公</text:p>
          </table:table-cell>
          <table:table-cell table:style-name="Tabla250.A1" office:value-type="string">
            <text:p text:style-name="P21">コウ</text:p>
          </table:table-cell>
          <table:table-cell table:style-name="Tabla250.A1" office:value-type="string">
            <text:p text:style-name="P27"><text:ruby text:style-name="Ru1"><text:ruby-base><text:span text:style-name="T8">公</text:span></text:ruby-base><text:ruby-text>こう</text:ruby-text></text:ruby><text:span text:style-name="T23"> <text:s text:c="21"/></text:span><text:span text:style-name="T25">público</text:span></text:p>
          </table:table-cell>
          <table:table-cell table:style-name="Tabla250.D1" office:value-type="string">
            <text:p text:style-name="P27"><text:ruby text:style-name="Ru1"><text:ruby-base><text:span text:style-name="T8">公</text:span></text:ruby-base><text:ruby-text>こう</text:ruby-text></text:ruby><text:ruby text:style-name="Ru1"><text:ruby-base><text:span text:style-name="T8">正</text:span></text:ruby-base><text:ruby-text>せい</text:ruby-text></text:ruby><text:span text:style-name="T8">な</text:span><text:span text:style-name="T17"> <text:s text:c="20"/>justo</text:span></text:p>
          </table:table-cell>
        </table:table-row>
      </table:table>
      <text:p text:style-name="P5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table:number-rows-spanned="3" office:value-type="string">
            <text:p text:style-name="P14">感</text:p>
          </table:table-cell>
          <table:table-cell table:style-name="Tabla307.A1" table:number-rows-spanned="3" office:value-type="string">
            <text:p text:style-name="P15">カン</text:p>
          </table:table-cell>
          <table:table-cell table:style-name="Tabla307.A1" office:value-type="string">
            <text:p text:style-name="P11"><text:ruby text:style-name="Ru1"><text:ruby-base><text:span text:style-name="T8">感</text:span></text:ruby-base><text:ruby-text>かん</text:ruby-text></text:ruby><text:span text:style-name="T17"> <text:s text:c="17"/></text:span><text:span text:style-name="T24">sensación</text:span></text:p>
          </table:table-cell>
          <table:table-cell table:style-name="Tabla307.D1" office:value-type="string">
            <text:p text:style-name="P12"><text:ruby text:style-name="Ru1"><text:ruby-base><text:span text:style-name="T8">感</text:span></text:ruby-base><text:ruby-text>かん</text:ruby-text></text:ruby><text:span text:style-name="T8">じ</text:span><text:span text:style-name="T3"> <text:s text:c="24"/></text:span><text:span text:style-name="T4">kanji</text:span></text:p>
            <text:p text:style-name="P34"><text:s text:c="7"/><text:span text:style-name="T28">(del mismo estilo, rollo)</text:span></text:p>
          </table:table-cell>
        </table:table-row>
        <table:table-row>
          <table:covered-table-cell/>
          <table:covered-table-cell/>
          <table:table-cell table:style-name="Tabla307.C2" office:value-type="string">
            <text:p text:style-name="P38"><text:ruby text:style-name="Ru1"><text:ruby-base><text:span text:style-name="T12">感</text:span></text:ruby-base><text:ruby-text>かん</text:ruby-text></text:ruby><text:ruby text:style-name="Ru1"><text:ruby-base><text:span text:style-name="T12">想</text:span></text:ruby-base><text:ruby-text>そう</text:ruby-text></text:ruby><text:span text:style-name="T21"> <text:s text:c="18"/></text:span></text:p>
            <text:p text:style-name="P38"><text:span text:style-name="T21"><text:s/>impresión (causada por...)</text:span></text:p>
          </table:table-cell>
          <table:table-cell table:style-name="Tabla307.D2" office:value-type="string">
            <text:p text:style-name="P11"><text:ruby text:style-name="Ru1"><text:ruby-base><text:span text:style-name="T8">感</text:span></text:ruby-base><text:ruby-text>かん</text:ruby-text></text:ruby><text:ruby text:style-name="Ru1"><text:ruby-base><text:span text:style-name="T8">想</text:span></text:ruby-base><text:ruby-text>そう</text:ruby-text></text:ruby><text:ruby text:style-name="Ru1"><text:ruby-base><text:span text:style-name="T8">文</text:span></text:ruby-base><text:ruby-text>ぶん</text:ruby-text></text:ruby><text:span text:style-name="T17"> </text:span></text:p>
            <text:p text:style-name="P17"><text:s text:c="12"/>comentario de texto</text:p>
          </table:table-cell>
        </table:table-row>
        <table:table-row>
          <table:covered-table-cell/>
          <table:covered-table-cell/>
          <table:table-cell table:style-name="Tabla307.C2" office:value-type="string">
            <text:p text:style-name="P10"><text:ruby text:style-name="Ru1"><text:ruby-base>感</text:ruby-base><text:ruby-text>かん</text:ruby-text></text:ruby><text:ruby text:style-name="Ru1"><text:ruby-base>動</text:ruby-base><text:ruby-text>どう</text:ruby-text></text:ruby>する<text:span text:style-name="T22"> </text:span></text:p>
            <text:p text:style-name="P10"><text:span text:style-name="T3">impresionarse </text:span><text:span text:style-name="T22">(fascinarse)</text:span></text:p>
          </table:table-cell>
          <table:table-cell table:style-name="Tabla307.D2" office:value-type="string">
            <text:p text:style-name="P9"><text:ruby text:style-name="Ru1"><text:ruby-base><text:span text:style-name="T13">感</text:span></text:ruby-base><text:ruby-text>かん</text:ruby-text></text:ruby><text:ruby text:style-name="Ru1"><text:ruby-base><text:span text:style-name="T13">心</text:span></text:ruby-base><text:ruby-text>しん</text:ruby-text></text:ruby><text:span text:style-name="T13">する</text:span><text:span text:style-name="T22"> <text:s/></text:span></text:p>
            <text:p text:style-name="P9"><text:span text:style-name="T3"><text:s text:c="7"/>impresionarse </text:span><text:span text:style-name="T22">(motivo)</text:span></text:p>
          </table:table-cell>
        </table:table-row>
      </table:table>
      <text:p text:style-name="P1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3" office:value-type="string">
            <text:p text:style-name="P14">運</text:p>
          </table:table-cell>
          <table:table-cell table:style-name="Tabla321.A1" table:number-rows-spanned="2" office:value-type="string">
            <text:p text:style-name="P15">ウン</text:p>
          </table:table-cell>
          <table:table-cell table:style-name="Tabla321.A1" office:value-type="string">
            <text:p text:style-name="P28"><text:ruby text:style-name="Ru1"><text:ruby-base><text:span text:style-name="T8">運</text:span></text:ruby-base><text:ruby-text>うん</text:ruby-text></text:ruby><text:span text:style-name="T3"> <text:s text:c="26"/>suerte <text:s text:c="9"/></text:span></text:p>
          </table:table-cell>
          <table:table-cell table:style-name="Tabla321.D1" office:value-type="string">
            <text:p text:style-name="P11"/>
            <text:p text:style-name="P30"><text:ruby text:style-name="Ru1"><text:ruby-base><text:span text:style-name="T12">運</text:span></text:ruby-base><text:ruby-text>うん</text:ruby-text></text:ruby><text:ruby text:style-name="Ru1"><text:ruby-base><text:span text:style-name="T12">動</text:span></text:ruby-base><text:ruby-text>どう</text:ruby-text></text:ruby><text:ruby text:style-name="Ru1"><text:ruby-base><text:span text:style-name="T12">場</text:span></text:ruby-base><text:ruby-text>じょう</text:ruby-text></text:ruby><text:span text:style-name="T22"> <text:s text:c="3"/></text:span></text:p>
            <text:p text:style-name="P32"><text:s text:c="11"/>gimnasio al aire libre</text:p>
          </table:table-cell>
        </table:table-row>
        <table:table-row>
          <table:covered-table-cell/>
          <table:covered-table-cell/>
          <table:table-cell table:style-name="Tabla321.C2" office:value-type="string">
            <text:p text:style-name="P11"><text:ruby text:style-name="Ru1"><text:ruby-base><text:span text:style-name="T12">運</text:span></text:ruby-base><text:ruby-text>うん</text:ruby-text></text:ruby><text:ruby text:style-name="Ru1"><text:ruby-base><text:span text:style-name="T12">動</text:span></text:ruby-base><text:ruby-text>どう</text:ruby-text></text:ruby><text:span text:style-name="T22"> <text:s text:c="9"/>ejercicio físico</text:span></text:p>
          </table:table-cell>
          <table:table-cell table:style-name="Tabla321.D2" office:value-type="string">
            <text:p text:style-name="P11"><text:ruby text:style-name="Ru1"><text:ruby-base><text:span text:style-name="T12">運</text:span></text:ruby-base><text:ruby-text>うん</text:ruby-text></text:ruby><text:ruby text:style-name="Ru1"><text:ruby-base><text:span text:style-name="T12">動</text:span></text:ruby-base><text:ruby-text>どう</text:ruby-text></text:ruby><text:span text:style-name="T12">する</text:span><text:span text:style-name="T22"> <text:s/>hacer ejercicio</text:span></text:p>
          </table:table-cell>
        </table:table-row>
        <table:table-row>
          <table:covered-table-cell/>
          <table:table-cell table:style-name="Tabla321.B3" office:value-type="string">
            <text:p text:style-name="P15">はこ</text:p>
          </table:table-cell>
          <table:table-cell table:style-name="Tabla321.B3" office:value-type="string">
            <text:p text:style-name="P11"><text:ruby text:style-name="Ru1"><text:ruby-base><text:span text:style-name="T8">運</text:span></text:ruby-base><text:ruby-text>はこ</text:ruby-text></text:ruby><text:span text:style-name="T8">ぶ</text:span><text:span text:style-name="T17"> <text:s text:c="15"/>transportar</text:span></text:p>
          </table:table-cell>
          <table:table-cell table:style-name="Tabla321.D2" office:value-type="string">
            <text:p text:style-name="P11"/>
          </table:table-cell>
        </table:table-row>
      </table:table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2" office:value-type="string">
            <text:p text:style-name="P14">真</text:p>
          </table:table-cell>
          <table:table-cell table:style-name="Tabla1.A1" office:value-type="string">
            <text:p text:style-name="P15">シン</text:p>
          </table:table-cell>
          <table:table-cell table:style-name="Tabla1.C1" office:value-type="string">
            <text:p text:style-name="P11"><text:ruby text:style-name="Ru1"><text:ruby-base><text:span text:style-name="T8">真</text:span></text:ruby-base><text:ruby-text>しん</text:ruby-text></text:ruby><text:ruby text:style-name="Ru1"><text:ruby-base><text:span text:style-name="T8">実</text:span></text:ruby-base><text:ruby-text>じつ</text:ruby-text></text:ruby><text:span text:style-name="T17"> <text:s text:c="14"/>(la) verdad</text:span></text:p>
          </table:table-cell>
          <table:table-cell table:style-name="Tabla1.D1" office:value-type="string">
            <text:p text:style-name="P11"><text:ruby text:style-name="Ru1"><text:ruby-base><text:span text:style-name="T8">真</text:span></text:ruby-base><text:ruby-text>しん</text:ruby-text></text:ruby><text:span text:style-name="T17"> <text:s text:c="7"/>“como dios manda”</text:span></text:p>
          </table:table-cell>
        </table:table-row>
        <table:table-row>
          <table:covered-table-cell/>
          <table:table-cell table:style-name="Tabla1.B2" office:value-type="string">
            <text:p text:style-name="P15">ま</text:p>
          </table:table-cell>
          <table:table-cell table:style-name="Tabla1.B2" office:value-type="string">
            <text:p text:style-name="P11"><text:ruby text:style-name="Ru1"><text:ruby-base><text:span text:style-name="T8">真</text:span></text:ruby-base><text:ruby-text>ま</text:ruby-text></text:ruby><text:span text:style-name="T8">っ</text:span><text:ruby text:style-name="Ru1"><text:ruby-base><text:span text:style-name="T8">白</text:span></text:ruby-base><text:ruby-text>しろ</text:ruby-text></text:ruby><text:span text:style-name="T17"> <text:s text:c="4"/></text:span></text:p>
            <text:p text:style-name="P17"><text:s text:c="6"/>completamente blanco</text:p>
          </table:table-cell>
          <table:table-cell table:style-name="Tabla1.D2" office:value-type="string">
            <text:p text:style-name="P11"><text:ruby text:style-name="Ru1"><text:ruby-base><text:span text:style-name="T8">真</text:span></text:ruby-base><text:ruby-text>ま</text:ruby-text></text:ruby><text:span text:style-name="T8">っ</text:span><text:ruby text:style-name="Ru1"><text:ruby-base><text:span text:style-name="T8">黒</text:span></text:ruby-base><text:ruby-text>くろ</text:ruby-text></text:ruby><text:span text:style-name="T17"> <text:s/></text:span></text:p>
            <text:p text:style-name="P17"><text:s text:c="9"/>completamente negro</text:p>
          </table:table-cell>
        </table:table-row>
      </table:table>
      <text:p text:style-name="P6"/>
      <text:p text:style-name="P6"/>
      <text:p text:style-name="P6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4">活</text:p>
          </table:table-cell>
          <table:table-cell table:style-name="Tabla2.A1" office:value-type="string">
            <text:p text:style-name="P21">カツ</text:p>
          </table:table-cell>
          <table:table-cell table:style-name="Tabla2.A1" office:value-type="string">
            <text:p text:style-name="P27"><text:ruby text:style-name="Ru1"><text:ruby-base><text:span text:style-name="T29">生</text:span></text:ruby-base><text:ruby-text>せい</text:ruby-text></text:ruby><text:ruby text:style-name="Ru1"><text:ruby-base><text:span text:style-name="T29">活</text:span></text:ruby-base><text:ruby-text>かつ</text:ruby-text></text:ruby><text:span text:style-name="T30"> <text:s text:c="9"/></text:span><text:span text:style-name="T6">vida cotidiana</text:span></text:p>
          </table:table-cell>
          <table:table-cell table:style-name="Tabla2.D1" office:value-type="string">
            <text:p text:style-name="P18"><text:ruby text:style-name="Ru1"><text:ruby-base><text:span text:style-name="T12">活</text:span></text:ruby-base><text:ruby-text>かつ</text:ruby-text></text:ruby><text:span text:style-name="T17"> <text:s text:c="29"/></text:span><text:span text:style-name="T27">vida</text:span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Lucida Sans1" svg:font-family="'Lucida Sans'"/>
    <style:font-face style:name="OpenSymbol" svg:font-family="OpenSymbol"/>
    <style:font-face style:name="SimSun" svg:font-family="SimSun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7</meta:editing-cycles>
    <meta:editing-duration>P11DT13H53M11S</meta:editing-duration>
    <dc:date>2014-05-06T20:04:04</dc:date>
    <meta:print-date>2014-03-17T23:59:17</meta:print-date>
    <dc:creator>manu tero</dc:creator>
    <meta:printed-by>manu tero</meta:printed-by>
    <meta:document-statistic meta:table-count="16" meta:image-count="0" meta:object-count="0" meta:page-count="2" meta:paragraph-count="109" meta:word-count="283" meta:character-count="1942"/>
  </office:meta>
</office:document-meta>
</file>